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Hack" svg:font-family="Hack" style:font-pitch="fixed"/>
    <style:font-face style:name="Cantarell" svg:font-family="Cantarel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dadd1" officeooo:paragraph-rsid="001dadd1"/>
    </style:style>
    <style:style style:name="P2" style:family="paragraph" style:parent-style-name="Standard">
      <style:text-properties style:font-name="monospace" officeooo:rsid="001fbdd8" officeooo:paragraph-rsid="0020ea87"/>
    </style:style>
    <style:style style:name="P3" style:family="paragraph" style:parent-style-name="Standard">
      <style:text-properties style:font-name="monospace" fo:font-size="12pt" fo:font-weight="normal" officeooo:rsid="001fbdd8" officeooo:paragraph-rsid="001fbdd8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monospace" officeooo:rsid="00281388" officeooo:paragraph-rsid="00281388"/>
    </style:style>
    <style:style style:name="P5" style:family="paragraph" style:parent-style-name="Standard">
      <style:text-properties style:font-name="monospace" officeooo:rsid="002d2ccd" officeooo:paragraph-rsid="002e801d"/>
    </style:style>
    <style:style style:name="P6" style:family="paragraph" style:parent-style-name="Standard">
      <style:text-properties style:font-name="Liberation Serif1" officeooo:paragraph-rsid="001dadd1"/>
    </style:style>
    <style:style style:name="P7" style:family="paragraph" style:parent-style-name="Standard">
      <style:paragraph-properties fo:text-align="start" style:justify-single-word="false"/>
      <style:text-properties style:font-name="Liberation Serif1" officeooo:paragraph-rsid="001dadd1"/>
    </style:style>
    <style:style style:name="P8" style:family="paragraph" style:parent-style-name="Standard">
      <style:text-properties style:font-name="Liberation Serif1" fo:font-size="13pt" fo:font-weight="bold" officeooo:rsid="001dadd1" officeooo:paragraph-rsid="001dadd1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Liberation Serif1" fo:font-size="13pt" fo:font-weight="bold" officeooo:rsid="0022ce19" officeooo:paragraph-rsid="0022ce19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Liberation Serif1" fo:font-size="13pt" style:text-underline-style="solid" style:text-underline-width="auto" style:text-underline-color="font-color" fo:font-weight="bold" officeooo:rsid="001dadd1" officeooo:paragraph-rsid="001dadd1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13pt" fo:font-weight="normal" officeooo:rsid="0022ce19" officeooo:paragraph-rsid="0022ce19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font-name="Liberation Serif1" officeooo:rsid="001fbdd8" officeooo:paragraph-rsid="001fbdd8"/>
    </style:style>
    <style:style style:name="P13" style:family="paragraph" style:parent-style-name="Standard">
      <style:text-properties officeooo:paragraph-rsid="001e494c"/>
    </style:style>
    <style:style style:name="P14" style:family="paragraph" style:parent-style-name="Standard">
      <style:text-properties style:font-name="Hack" officeooo:rsid="001fbdd8" officeooo:paragraph-rsid="001fbdd8"/>
    </style:style>
    <style:style style:name="P15" style:family="paragraph" style:parent-style-name="Standard">
      <style:text-properties style:font-name="Hack" fo:font-size="10.5pt" officeooo:rsid="001e494c" officeooo:paragraph-rsid="001e494c" style:font-size-asian="10.5pt" style:font-size-complex="10.5pt"/>
    </style:style>
    <style:style style:name="P16" style:family="paragraph" style:parent-style-name="Standard">
      <style:text-properties style:font-name="Hack" fo:font-size="10.5pt" officeooo:rsid="001fbdd8" officeooo:paragraph-rsid="001fbdd8" style:font-size-asian="10.5pt" style:font-size-complex="10.5pt"/>
    </style:style>
    <style:style style:name="P17" style:family="paragraph" style:parent-style-name="Standard">
      <style:text-properties style:font-name="Hack" fo:font-size="10.5pt" officeooo:rsid="002296cb" officeooo:paragraph-rsid="002296cb" style:font-size-asian="10.5pt" style:font-size-complex="10.5pt"/>
    </style:style>
    <style:style style:name="P18" style:family="paragraph" style:parent-style-name="Standard">
      <style:text-properties style:font-name="Hack" fo:font-size="12pt" fo:font-weight="normal" officeooo:rsid="002a8753" officeooo:paragraph-rsid="002a8753" style:font-size-asian="10.5pt" style:font-weight-asian="normal" style:font-size-complex="12pt" style:font-weight-complex="normal"/>
    </style:style>
    <style:style style:name="P19" style:family="paragraph" style:parent-style-name="Standard">
      <style:text-properties officeooo:paragraph-rsid="00329b1a"/>
    </style:style>
    <style:style style:name="P20" style:family="paragraph" style:parent-style-name="Standard">
      <style:text-properties officeooo:rsid="001dadd1" officeooo:paragraph-rsid="001dadd1"/>
    </style:style>
    <style:style style:name="P21" style:family="paragraph" style:parent-style-name="Standard" style:list-style-name="L1">
      <style:text-properties style:font-name="Liberation Serif1" officeooo:rsid="001dadd1" officeooo:paragraph-rsid="001dadd1"/>
    </style:style>
    <style:style style:name="P22" style:family="paragraph" style:parent-style-name="Standard">
      <style:text-properties style:font-name="Liberation Serif1" fo:font-size="13pt" fo:font-weight="bold" officeooo:rsid="001fbdd8" officeooo:paragraph-rsid="001fbdd8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Liberation Serif1" fo:font-size="13pt" fo:font-weight="bold" officeooo:rsid="001fbdd8" officeooo:paragraph-rsid="0030de6e" style:font-size-asian="13pt" style:font-weight-asian="bold" style:font-size-complex="13pt" style:font-weight-complex="bold"/>
    </style:style>
    <style:style style:name="P24" style:family="paragraph" style:parent-style-name="Standard">
      <style:text-properties style:font-name="Liberation Serif1" fo:font-size="13pt" fo:font-weight="bold" officeooo:rsid="001fbdd8" officeooo:paragraph-rsid="00387177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Liberation Serif1" fo:font-size="13pt" fo:font-weight="bold" officeooo:rsid="001fbdd8" officeooo:paragraph-rsid="003ad8a8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Liberation Serif1" fo:font-size="13pt" style:text-underline-style="solid" style:text-underline-width="auto" style:text-underline-color="font-color" fo:font-weight="bold" officeooo:rsid="0030de6e" officeooo:paragraph-rsid="0030de6e" style:font-size-asian="13pt" style:font-weight-asian="bold" style:font-size-complex="13pt" style:font-weight-complex="bold"/>
    </style:style>
    <style:style style:name="P27" style:family="paragraph" style:parent-style-name="Standard">
      <style:text-properties style:font-name="Liberation Serif1" fo:font-size="12pt" fo:font-weight="normal" officeooo:rsid="0027604b" officeooo:paragraph-rsid="001fbdd8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monospace" fo:font-size="10.5pt" officeooo:rsid="001e494c" officeooo:paragraph-rsid="001e494c" style:font-size-asian="10.5pt" style:font-size-complex="10.5pt"/>
    </style:style>
    <style:style style:name="P29" style:family="paragraph" style:parent-style-name="Standard">
      <style:text-properties style:font-name="monospace" fo:font-size="12pt" fo:font-weight="normal" officeooo:rsid="001fbdd8" officeooo:paragraph-rsid="0030de6e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monospace" fo:font-size="12pt" fo:font-weight="normal" officeooo:rsid="001fbdd8" officeooo:paragraph-rsid="00387177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monospace" fo:font-size="12pt" fo:font-weight="normal" officeooo:rsid="001fbdd8" officeooo:paragraph-rsid="003ad8a8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monospace" fo:font-size="12pt" fo:font-weight="normal" officeooo:rsid="0034cc26" officeooo:paragraph-rsid="0034cc26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monospace" fo:font-size="12pt" fo:font-weight="normal" officeooo:rsid="00382623" officeooo:paragraph-rsid="00382623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monospace" fo:font-size="12pt" fo:font-weight="normal" officeooo:rsid="00382623" officeooo:paragraph-rsid="004529eb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monospace" fo:font-size="12pt" fo:font-weight="normal" officeooo:rsid="004529eb" officeooo:paragraph-rsid="004529eb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monospace" fo:font-size="12pt" style:text-underline-style="none" fo:font-weight="normal" officeooo:rsid="004529eb" officeooo:paragraph-rsid="004529eb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Hack" fo:font-size="12pt" fo:font-weight="normal" officeooo:rsid="0027604b" officeooo:paragraph-rsid="002a8753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Liberation Serif1" officeooo:rsid="00281388" officeooo:paragraph-rsid="00281388" fo:background-color="#ffffff"/>
    </style:style>
    <style:style style:name="P39" style:family="paragraph" style:parent-style-name="Standard">
      <style:text-properties fo:color="#000000" style:font-name="Liberation Serif1" officeooo:rsid="002d2ccd" officeooo:paragraph-rsid="00281388" fo:background-color="#ffffff"/>
    </style:style>
    <style:style style:name="P40" style:family="paragraph" style:parent-style-name="Standard">
      <style:text-properties fo:color="#000000" style:font-name="Liberation Serif1" officeooo:rsid="002ee2f4" officeooo:paragraph-rsid="002ee2f4" fo:background-color="#ffffff"/>
    </style:style>
    <style:style style:name="P41" style:family="paragraph" style:parent-style-name="Standard">
      <style:text-properties fo:color="#000000" style:font-name="Liberation Serif1" officeooo:rsid="0030de6e" officeooo:paragraph-rsid="0030de6e" fo:background-color="#ffffff"/>
    </style:style>
    <style:style style:name="P42" style:family="paragraph" style:parent-style-name="Standard">
      <style:text-properties fo:color="#000000" style:font-name="Liberation Serif1" officeooo:rsid="0030de6e" officeooo:paragraph-rsid="003ba044" fo:background-color="#ffffff"/>
    </style:style>
    <style:style style:name="P43" style:family="paragraph" style:parent-style-name="Standard">
      <style:text-properties fo:color="#000000" style:font-name="Liberation Serif1" officeooo:rsid="003d6bf9" officeooo:paragraph-rsid="003d6bf9" fo:background-color="#ffffff"/>
    </style:style>
    <style:style style:name="P44" style:family="paragraph" style:parent-style-name="Standard">
      <style:text-properties fo:color="#000000" style:font-name="Hack" officeooo:rsid="00281388" officeooo:paragraph-rsid="00281388" fo:background-color="#ffffff"/>
    </style:style>
    <style:style style:name="P45" style:family="paragraph" style:parent-style-name="Standard">
      <style:text-properties fo:color="#000000" style:font-name="Hack" officeooo:rsid="002ee2f4" officeooo:paragraph-rsid="002ee2f4" fo:background-color="#ffffff"/>
    </style:style>
    <style:style style:name="P46" style:family="paragraph" style:parent-style-name="Standard">
      <style:text-properties fo:color="#000000" style:font-name="Hack" fo:font-size="10.5pt" officeooo:rsid="003d6bf9" officeooo:paragraph-rsid="003d6bf9" fo:background-color="#ffffff" style:font-size-asian="10.5pt" style:font-size-complex="10.5pt"/>
    </style:style>
    <style:style style:name="P47" style:family="paragraph" style:parent-style-name="Standard">
      <style:text-properties fo:color="#000000" style:font-name="Hack" fo:font-size="10.5pt" officeooo:rsid="003ec4c4" officeooo:paragraph-rsid="003ec4c4" fo:background-color="#ffffff" style:font-size-asian="10.5pt" style:font-size-complex="10.5pt"/>
    </style:style>
    <style:style style:name="P48" style:family="paragraph" style:parent-style-name="Standard">
      <style:text-properties fo:color="#000000" style:font-name="Hack" fo:font-size="10.5pt" officeooo:rsid="0030de6e" officeooo:paragraph-rsid="003ba044" fo:background-color="#ffffff" style:font-size-asian="10.5pt" style:font-size-complex="10.5pt"/>
    </style:style>
    <style:style style:name="P49" style:family="paragraph" style:parent-style-name="Standard">
      <style:text-properties style:font-name="Hack" fo:font-size="10.5pt" fo:font-weight="normal" officeooo:rsid="0034cc26" officeooo:paragraph-rsid="0034cc26" style:font-size-asian="10.5pt" style:font-weight-asian="normal" style:font-size-complex="10.5pt" style:font-weight-complex="normal"/>
    </style:style>
    <style:style style:name="P50" style:family="paragraph" style:parent-style-name="Standard">
      <style:text-properties style:font-name="Hack" fo:font-size="10.5pt" fo:font-weight="normal" officeooo:rsid="00382623" officeooo:paragraph-rsid="00382623" style:font-size-asian="10.5pt" style:font-weight-asian="normal" style:font-size-complex="10.5pt" style:font-weight-complex="normal"/>
    </style:style>
    <style:style style:name="P51" style:family="paragraph" style:parent-style-name="Standard">
      <style:text-properties style:font-name="Hack" fo:font-size="10.5pt" fo:font-weight="normal" officeooo:rsid="003ad8a8" officeooo:paragraph-rsid="003ad8a8" style:font-size-asian="10.5pt" style:font-weight-asian="normal" style:font-size-complex="10.5pt" style:font-weight-complex="normal"/>
    </style:style>
    <style:style style:name="P52" style:family="paragraph" style:parent-style-name="Standard">
      <style:text-properties style:font-name="Hack" fo:font-size="10.5pt" style:text-underline-style="none" fo:font-weight="normal" officeooo:rsid="004529eb" officeooo:paragraph-rsid="004529eb" style:font-size-asian="10.5pt" style:font-weight-asian="normal" style:font-size-complex="10.5pt" style:font-weight-complex="normal"/>
    </style:style>
    <style:style style:name="P53" style:family="paragraph" style:parent-style-name="Standard">
      <style:paragraph-properties fo:break-before="page"/>
      <style:text-properties style:font-name="Hack" fo:font-size="10.5pt" officeooo:rsid="001e494c" officeooo:paragraph-rsid="001e494c" style:font-size-asian="10.5pt" style:font-size-complex="10.5pt"/>
    </style:style>
    <style:style style:name="P54" style:family="paragraph" style:parent-style-name="Standard">
      <style:paragraph-properties fo:text-align="center" style:justify-single-word="false" fo:break-before="page"/>
      <style:text-properties style:font-name="Liberation Serif1" fo:font-size="13pt" fo:font-weight="bold" officeooo:rsid="004529eb" officeooo:paragraph-rsid="004529eb" style:font-size-asian="13pt" style:font-weight-asian="bold" style:font-size-complex="13pt" style:font-weight-complex="bold"/>
    </style:style>
    <style:style style:name="T1" style:family="text">
      <style:text-properties officeooo:rsid="001dadd1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style:font-name="Liberation Serif1" fo:background-color="#ffffff" loext:char-shading-value="0"/>
    </style:style>
    <style:style style:name="T4" style:family="text">
      <style:text-properties fo:color="#000000" style:font-name="Liberation Serif1" officeooo:rsid="00281388" fo:background-color="#ffffff" loext:char-shading-value="0"/>
    </style:style>
    <style:style style:name="T5" style:family="text">
      <style:text-properties fo:color="#000000" style:font-name="Liberation Serif1" officeooo:rsid="002d2ccd" fo:background-color="#ffffff" loext:char-shading-value="0"/>
    </style:style>
    <style:style style:name="T6" style:family="text">
      <style:text-properties fo:color="#000000" style:font-name="Liberation Serif1" officeooo:rsid="002e801d" fo:background-color="#ffffff" loext:char-shading-value="0"/>
    </style:style>
    <style:style style:name="T7" style:family="text">
      <style:text-properties fo:color="#000000" style:font-name="Liberation Serif1" officeooo:rsid="002ee2f4" fo:background-color="#ffffff" loext:char-shading-value="0"/>
    </style:style>
    <style:style style:name="T8" style:family="text">
      <style:text-properties fo:color="#000000" style:font-name="Liberation Serif1" officeooo:rsid="00329b1a" fo:background-color="#ffffff" loext:char-shading-value="0"/>
    </style:style>
    <style:style style:name="T9" style:family="text">
      <style:text-properties fo:color="#000000" style:font-name="Liberation Serif1" officeooo:rsid="0034cc26" fo:background-color="#ffffff" loext:char-shading-value="0"/>
    </style:style>
    <style:style style:name="T10" style:family="text">
      <style:text-properties fo:color="#000000" style:font-name="Liberation Serif1" officeooo:rsid="00382623" fo:background-color="#ffffff" loext:char-shading-value="0"/>
    </style:style>
    <style:style style:name="T11" style:family="text">
      <style:text-properties fo:color="#000000" style:font-name="Liberation Serif1" officeooo:rsid="00387177" fo:background-color="#ffffff" loext:char-shading-value="0"/>
    </style:style>
    <style:style style:name="T12" style:family="text">
      <style:text-properties fo:color="#000000" style:font-name="Liberation Serif1" officeooo:rsid="003ad8a8" fo:background-color="#ffffff" loext:char-shading-value="0"/>
    </style:style>
    <style:style style:name="T13" style:family="text">
      <style:text-properties fo:color="#000000" style:font-name="Liberation Serif1" style:text-underline-style="solid" style:text-underline-width="auto" style:text-underline-color="font-color" fo:background-color="#ffffff" loext:char-shading-value="0"/>
    </style:style>
    <style:style style:name="T14" style:family="text">
      <style:text-properties fo:color="#000000" style:font-name="Liberation Serif1" style:text-underline-style="solid" style:text-underline-width="auto" style:text-underline-color="font-color" officeooo:rsid="003ad8a8" fo:background-color="#ffffff" loext:char-shading-value="0"/>
    </style:style>
    <style:style style:name="T15" style:family="text">
      <style:text-properties fo:color="#000000" style:font-name="Liberation Serif1" fo:font-size="13pt" style:text-underline-style="solid" style:text-underline-width="auto" style:text-underline-color="font-color" fo:font-weight="bold" officeooo:rsid="00387177" fo:background-color="#ffffff" loext:char-shading-value="0" style:font-size-asian="13pt" style:font-weight-asian="bold" style:font-size-complex="13pt" style:font-weight-complex="bold"/>
    </style:style>
    <style:style style:name="T16" style:family="text">
      <style:text-properties fo:color="#000000" style:font-name="Hack" officeooo:rsid="002d2ccd" fo:background-color="#ffffff" loext:char-shading-value="0"/>
    </style:style>
    <style:style style:name="T17" style:family="text">
      <style:text-properties fo:color="#000000" style:font-name="Hack" officeooo:rsid="002ee2f4" fo:background-color="#ffffff" loext:char-shading-value="0"/>
    </style:style>
    <style:style style:name="T18" style:family="text">
      <style:text-properties fo:color="#000000" style:font-name="Hack" officeooo:rsid="002e801d" fo:background-color="#ffffff" loext:char-shading-value="0"/>
    </style:style>
    <style:style style:name="T19" style:family="text">
      <style:text-properties fo:color="#000000" style:font-name="Hack" fo:font-size="10pt" fo:background-color="#ffffff" loext:char-shading-value="0" style:font-size-asian="10pt" style:font-size-complex="10pt"/>
    </style:style>
    <style:style style:name="T20" style:family="text">
      <style:text-properties fo:color="#000000" style:font-name="Hack" fo:font-size="10.5pt" fo:background-color="#ffffff" loext:char-shading-value="0" style:font-size-asian="10.5pt" style:font-size-complex="10.5pt"/>
    </style:style>
    <style:style style:name="T21" style:family="text">
      <style:text-properties fo:color="#000000" style:font-name="Hack" fo:font-size="10.5pt" fo:background-color="#ffffff" loext:char-shading-value="0" style:font-size-complex="10.5pt"/>
    </style:style>
    <style:style style:name="T22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23" style:family="text">
      <style:text-properties fo:color="#000000" style:text-underline-style="solid" style:text-underline-width="auto" style:text-underline-color="font-color" officeooo:rsid="003ad8a8" fo:background-color="#ffffff" loext:char-shading-value="0"/>
    </style:style>
    <style:style style:name="T24" style:family="text">
      <style:text-properties style:font-name="monospace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1" officeooo:rsid="001dadd1"/>
    </style:style>
    <style:style style:name="T27" style:family="text">
      <style:text-properties style:font-name="Liberation Serif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8" style:family="text">
      <style:text-properties style:font-name="Liberation Serif1" fo:font-size="13pt" style:text-underline-style="solid" style:text-underline-width="auto" style:text-underline-color="font-color" fo:font-weight="bold" officeooo:rsid="0030de6e" style:font-size-asian="13pt" style:font-weight-asian="bold" style:font-size-complex="13pt" style:font-weight-complex="bold"/>
    </style:style>
    <style:style style:name="T29" style:family="text">
      <style:text-properties style:font-name="Liberation Serif1" fo:font-size="13pt" style:text-underline-style="solid" style:text-underline-width="auto" style:text-underline-color="font-color" fo:font-weight="bold" officeooo:rsid="00387177" style:font-size-asian="13pt" style:font-weight-asian="bold" style:font-size-complex="13pt" style:font-weight-complex="bold"/>
    </style:style>
    <style:style style:name="T30" style:family="text">
      <style:text-properties style:font-name="Liberation Serif1" officeooo:rsid="0027604b"/>
    </style:style>
    <style:style style:name="T31" style:family="text">
      <style:text-properties style:font-name="Liberation Serif1" fo:font-size="12pt" fo:font-weight="normal" officeooo:rsid="0027604b" style:font-size-asian="10.5pt" style:font-weight-asian="normal" style:font-size-complex="12pt" style:font-weight-complex="normal"/>
    </style:style>
    <style:style style:name="T32" style:family="text">
      <style:text-properties style:font-name="Liberation Serif1" fo:font-size="12pt" fo:font-weight="normal" officeooo:rsid="00281388" style:font-size-asian="10.5pt" style:font-weight-asian="normal" style:font-size-complex="12pt" style:font-weight-complex="normal"/>
    </style:style>
    <style:style style:name="T33" style:family="text">
      <style:text-properties style:font-name="Liberation Serif1" fo:font-size="12pt" fo:font-weight="normal" officeooo:rsid="00329b1a" style:font-size-asian="10.5pt" style:font-weight-asian="normal" style:font-size-complex="12pt" style:font-weight-complex="normal"/>
    </style:style>
    <style:style style:name="T34" style:family="text">
      <style:text-properties style:font-name="Hack" fo:font-size="10pt" officeooo:rsid="001dadd1" style:font-size-asian="10pt" style:font-size-complex="10pt"/>
    </style:style>
    <style:style style:name="T35" style:family="text">
      <style:text-properties style:font-name="Hack" fo:font-size="10.5pt" style:font-size-asian="10.5pt" style:font-size-complex="10.5pt"/>
    </style:style>
    <style:style style:name="T36" style:family="text">
      <style:text-properties officeooo:rsid="002296cb"/>
    </style:style>
    <style:style style:name="T37" style:family="text">
      <style:text-properties officeooo:rsid="0027604b"/>
    </style:style>
    <style:style style:name="T38" style:family="text">
      <style:text-properties officeooo:rsid="002ee2f4"/>
    </style:style>
    <style:style style:name="T39" style:family="text">
      <style:text-properties officeooo:rsid="0030de6e"/>
    </style:style>
    <style:style style:name="T40" style:family="text">
      <style:text-properties officeooo:rsid="00387177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3ad8a8"/>
    </style:style>
    <style:style style:name="T43" style:family="text">
      <style:text-properties officeooo:rsid="003ba044"/>
    </style:style>
    <style:style style:name="T44" style:family="text">
      <style:text-properties officeooo:rsid="003d6b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ntoine Gicquel INFO1 A2</text:p>
      <text:p text:style-name="P8">TP2 Rendu IHM 2105</text:p>
      <text:p text:style-name="P9"/>
      <text:p text:style-name="P11">————————————————————</text:p>
      <text:p text:style-name="P9"/>
      <text:p text:style-name="P1"/>
      <text:p text:style-name="P10">A. Exceptions : première expérience</text:p>
      <text:p text:style-name="P1"/>
      <text:p text:style-name="P1">1) <text:span text:style-name="T36">Le code de Tableau :</text:span></text:p>
      <text:p text:style-name="P1"/>
      <text:p text:style-name="P17">public class Tableau</text:p>
      <text:p text:style-name="P17">{</text:p>
      <text:p text:style-name="P17"><text:tab/>private int longueur;</text:p>
      <text:p text:style-name="P17"><text:tab/>private int tab[];</text:p>
      <text:p text:style-name="P17"/>
      <text:p text:style-name="P17"><text:tab/>public Tableau(int longueur)</text:p>
      <text:p text:style-name="P17"><text:tab/>{</text:p>
      <text:p text:style-name="P17"><text:tab/><text:tab/>if(longueur &gt;= 0)</text:p>
      <text:p text:style-name="P17"><text:tab/><text:tab/>{</text:p>
      <text:p text:style-name="P17"><text:tab/><text:tab/><text:tab/>this.longueur = longueur;</text:p>
      <text:p text:style-name="P17"><text:tab/><text:tab/><text:tab/>this.tab = new int [longueur];</text:p>
      <text:p text:style-name="P17"><text:tab/><text:tab/>}</text:p>
      <text:p text:style-name="P17"><text:tab/><text:tab/>else</text:p>
      <text:p text:style-name="P17"><text:tab/><text:tab/>{</text:p>
      <text:p text:style-name="P17"><text:tab/><text:tab/>}</text:p>
      <text:p text:style-name="P17"><text:tab/>}</text:p>
      <text:p text:style-name="P17"/>
      <text:p text:style-name="P17"><text:tab/>public int getTab(int i)</text:p>
      <text:p text:style-name="P17"><text:tab/>{</text:p>
      <text:p text:style-name="P17"><text:tab/><text:tab/>int ret = -1;</text:p>
      <text:p text:style-name="P17"><text:tab/><text:tab/>//if(i &gt;= 0 &amp;&amp; i &lt; this.longueur)</text:p>
      <text:p text:style-name="P17"><text:tab/><text:tab/><text:tab/>ret = this.tab[i];</text:p>
      <text:p text:style-name="P17"><text:tab/><text:tab/>return ret;</text:p>
      <text:p text:style-name="P17"><text:tab/>}</text:p>
      <text:p text:style-name="P17"/>
      <text:p text:style-name="P17"><text:tab/>public void setTab(int i, int value)</text:p>
      <text:p text:style-name="P17"><text:tab/>{</text:p>
      <text:p text:style-name="P17"><text:tab/><text:tab/>if(i &gt;= 0 &amp;&amp; i &lt; this.longueur)</text:p>
      <text:p text:style-name="P17"><text:tab/><text:tab/><text:tab/>this.tab[i] = value;</text:p>
      <text:p text:style-name="P17"><text:tab/>}</text:p>
      <text:p text:style-name="P17">}</text:p>
      <text:p text:style-name="P1"/>
      <text:p text:style-name="P1">2) Les différentes erreurs :</text:p>
      <text:list xml:id="list7013461769642882970" text:style-name="L1">
        <text:list-item>
          <text:p text:style-name="P21">Une case d’indice négatif</text:p>
        </text:list-item>
      </text:list>
      <text:p text:style-name="P6"><text:span text:style-name="T1"><text:tab/>Lance une exception a l’exécution : «</text:span><text:span text:style-name="T34"> </text:span><text:span text:style-name="T19">java.lang.ArrayIndexOutOfBoundsException </text:span><text:span text:style-name="T2">»</text:span></text:p>
      <text:list xml:id="list162919815232360" text:continue-numbering="true" text:style-name="L1">
        <text:list-item>
          <text:p text:style-name="P21">Une case d’indice supérieur à la taille du tableau : </text:p>
        </text:list-item>
      </text:list>
      <text:p text:style-name="P7"><text:span text:style-name="T1"><text:tab/>Lance une exception a l’exécution : «</text:span><text:span text:style-name="T34"> </text:span><text:span text:style-name="T19">java.lang.ArrayIndexOutOfBoundsException </text:span><text:span text:style-name="T2">»</text:span></text:p>
      <text:list xml:id="list162920771524371" text:continue-numbering="true" text:style-name="L1">
        <text:list-item>
          <text:p text:style-name="P21">Une case sans avoir initialisé le tableau :</text:p>
        </text:list-item>
      </text:list>
      <text:p text:style-name="P13"><text:span text:style-name="T26"><text:tab/>Ne passe pas à la compilation : «</text:span><text:span text:style-name="T34"> </text:span><text:span text:style-name="T19">variable tab might not have been initialized </text:span><text:span text:style-name="T3">»</text:span><text:span text:style-name="T24"><text:line-break/></text:span></text:p>
      <text:p text:style-name="P28"/>
      <text:p text:style-name="P53">Tableau t = new Tableau(10);</text:p>
      <text:p text:style-name="P15"/>
      <text:p text:style-name="P15">// case indice negatif</text:p>
      <text:p text:style-name="P15">t.getTab(-5);</text:p>
      <text:p text:style-name="P15"/>
      <text:p text:style-name="P15">// case indice supérieur à la taille du tableau</text:p>
      <text:p text:style-name="P15">t.getTab(15);</text:p>
      <text:p text:style-name="P15"/>
      <text:p text:style-name="P15">// sans avoir initialisé le tableau</text:p>
      <text:p text:style-name="P15">int tab[];</text:p>
      <text:p text:style-name="P15">int r = tab[5];</text:p>
      <text:p text:style-name="P15"/>
      <text:p text:style-name="P12">3) Dans le cas des exceptions non traités, le programme est stoppé et affiche <text:span text:style-name="T39">d’où</text:span> vient le <text:span text:style-name="T38">problème</text:span> en montrer l’appel <text:span text:style-name="T36">successif</text:span> <text:span text:style-name="T36">d</text:span>es <text:span text:style-name="T36">méthodes</text:span> ainsi que des <text:span text:style-name="T36">paramètres.</text:span> Par exemple :</text:p>
      <text:p text:style-name="P14"/>
      <text:p text:style-name="P16"><text:span text:style-name="T2">Exception in thread "main" java.lang.ArrayIndexOutOfBoundsException: -5 </text:span><text:line-break/>       at Tableau.getTab(Tableau.java:22) <text:line-break/>       at TestTableau.main(TestTableau.java:8)<text:line-break/><text:line-break/></text:p>
      <text:p text:style-name="P2"><text:span text:style-name="T20">Exception in thread "main" java.lang.ArrayIndexOutOfBoundsException: 15 </text:span><text:span text:style-name="T35"><text:line-break/>       at Tableau.getTab(Tableau.java:22) <text:line-break/>       at TestTableau.main(TestTableau.java:11)<text:line-break/></text:span></text:p>
      <text:p text:style-name="P2"><text:line-break/><text:span text:style-name="T27">B. Instructions try/catch et throws</text:span></text:p>
      <text:p text:style-name="P22"/>
      <text:p text:style-name="P3"><text:span text:style-name="T25">1) </text:span><text:span text:style-name="T30">Le code du constructeur sans try/catch :</text:span></text:p>
      <text:p text:style-name="P27"/>
      <text:p text:style-name="P37">Scanner scanner = new Scanner(new File(fichierNom));</text:p>
      <text:p text:style-name="P18"/>
      <text:p text:style-name="P18">i<text:span text:style-name="T37">nt taille = scanner.nextInt();</text:span></text:p>
      <text:p text:style-name="P37">this.tab = new int[taille];</text:p>
      <text:p text:style-name="P37">int i = 0;</text:p>
      <text:p text:style-name="P37"><text:tab/><text:tab/></text:p>
      <text:p text:style-name="P37">while(scanner.hasNextInt() &amp;&amp; i &lt; taille)</text:p>
      <text:p text:style-name="P37">{</text:p>
      <text:p text:style-name="P37"><text:tab/>this.tab[i] = scanner.nextInt();</text:p>
      <text:p text:style-name="P37"><text:tab/>i++;</text:p>
      <text:p text:style-name="P37">}</text:p>
      <text:p text:style-name="P27"/>
      <text:p text:style-name="P19"><text:span text:style-name="T31">2) Ne pas </text:span><text:span text:style-name="T32">gérer</text:span><text:span text:style-name="T31"> </text:span><text:span text:style-name="T33">les </text:span><text:span text:style-name="T32">e</text:span><text:span text:style-name="T31">xception</text:span><text:span text:style-name="T33">s IOException </text:span><text:span text:style-name="T4">provoque une erreur de compilation </text:span><text:span text:style-name="T8">comme ci dissous car c’est indispensable parce que les risques d’innacibilité d’un fichier sont trop conséquentes.</text:span></text:p>
      <text:p text:style-name="P38"/>
      <text:p text:style-name="P44">../src/Tableau.java:24: error: unreported exception FileNotFoundException; must be caught or declared to be thrown <text:line-break/>                       Scanner scanner = new Scanner(new File(fichierNom));<text:line-break/></text:p>
      <text:p text:style-name="P4"><text:span text:style-name="T3">3) </text:span><text:span text:style-name="T5">Dans la javadoc, les méthodes susceptibles de lancer une erreur ont une partie </text:span><text:span text:style-name="T16">Throws</text:span><text:span text:style-name="T5"> pour chaque exception.</text:span></text:p>
      <text:p text:style-name="P39"/>
      <text:p text:style-name="P5"><text:span text:style-name="T3">4) </text:span><text:span text:style-name="T6">Voici le code de test : </text:span><text:span text:style-name="T18">Tableau t = new Tableau("tab");</text:span><text:span text:style-name="T6"> alors </text:span><text:span text:style-name="T7">qu’il n’existe pas de fichier tab. On obtient l’erreur :</text:span></text:p>
      <text:p text:style-name="P5"><text:soft-page-break/><text:span text:style-name="T17">java TestTableau     <text:line-break/>tab (Aucun fichier ou dossier de ce type)</text:span><text:span text:style-name="T7"><text:line-break/></text:span></text:p>
      <text:p text:style-name="P40">Le code des catchs :</text:p>
      <text:p text:style-name="P40"/>
      <text:p text:style-name="P45">catch(FileNotFoundException e)</text:p>
      <text:p text:style-name="P45">{</text:p>
      <text:p text:style-name="P45"><text:tab/>System.out.println(e.getMessage());</text:p>
      <text:p text:style-name="P45"><text:tab/>System.exit(-1);</text:p>
      <text:p text:style-name="P45">}</text:p>
      <text:p text:style-name="P45">catch(NegativeArraySizeException e)</text:p>
      <text:p text:style-name="P45">{</text:p>
      <text:p text:style-name="P45"><text:tab/>System.out.println(e.getMessage());</text:p>
      <text:p text:style-name="P45"><text:tab/>System.exit(-1);</text:p>
      <text:p text:style-name="P45">}</text:p>
      <text:p text:style-name="P45"/>
      <text:p text:style-name="P42">5) <text:span text:style-name="T44">et 6) Le constructeur de Tableau :</text:span></text:p>
      <text:p text:style-name="P46">public Tableau(String fichierNom) throws IOException</text:p>
      <text:p text:style-name="P46">{</text:p>
      <text:p text:style-name="P46"><text:tab/>Scanner scanner = new Scanner(new File(fichierNom));</text:p>
      <text:p text:style-name="P46"/>
      <text:p text:style-name="P46"><text:tab/>int taille = scanner.nextInt();</text:p>
      <text:p text:style-name="P46"><text:tab/>this.tab = new int[taille];</text:p>
      <text:p text:style-name="P46"><text:tab/>int i = 0;</text:p>
      <text:p text:style-name="P46"><text:tab/>while(scanner.hasNextInt() &amp;&amp; i &lt; taille)</text:p>
      <text:p text:style-name="P46"><text:tab/>{</text:p>
      <text:p text:style-name="P46"><text:tab/><text:tab/>this.tab[i] = scanner.nextInt();</text:p>
      <text:p text:style-name="P46"><text:tab/><text:tab/>i++;</text:p>
      <text:p text:style-name="P46"><text:tab/>}</text:p>
      <text:p text:style-name="P46">}</text:p>
      <text:p text:style-name="P42"/>
      <text:p text:style-name="P43">Le code de test :</text:p>
      <text:p text:style-name="P47">try</text:p>
      <text:p text:style-name="P47">{</text:p>
      <text:p text:style-name="P47"><text:tab/>Tableau t = new Tableau("tab");</text:p>
      <text:p text:style-name="P47">}</text:p>
      <text:p text:style-name="P47">catch(IOException e)</text:p>
      <text:p text:style-name="P47">{</text:p>
      <text:p text:style-name="P47"><text:tab/>System.out.println(e.getMessage());</text:p>
      <text:p text:style-name="P47">}</text:p>
      <text:p text:style-name="P48"/>
      <text:p text:style-name="P42">7) <text:span text:style-name="T43">Les RuntimeException sont gérées nativement par java et donc le programmeur n’a pas l’obligation de les gérer, alors que les IOExceptions ont besoins d’être gérées.</text:span></text:p>
      <text:p text:style-name="P41"/>
      <text:p text:style-name="P41"/>
      <text:p text:style-name="P26">C. Génération d’exceptions par<text:tab/>le programmeur</text:p>
      <text:p text:style-name="P23"/>
      <text:p text:style-name="P29"><text:span text:style-name="T3">1) </text:span><text:span text:style-name="T9">Voici le code de l’exception :</text:span></text:p>
      <text:p text:style-name="P29"><text:span text:style-name="T9"/></text:p>
      <text:p text:style-name="P49"><text:span text:style-name="T2">public class ErrTableau extends Exception</text:span></text:p>
      <text:p text:style-name="P49"><text:span text:style-name="T2">{</text:span></text:p>
      <text:p text:style-name="P49"><text:span text:style-name="T2"><text:tab/>public ErrTableau(int err)</text:span></text:p>
      <text:p text:style-name="P49"><text:span text:style-name="T2"><text:tab/>{</text:span></text:p>
      <text:p text:style-name="P49"><text:span text:style-name="T2"><text:tab/><text:tab/>super("Taille de tableau invalide : " + err);</text:span></text:p>
      <text:p text:style-name="P49"><text:span text:style-name="T2"><text:tab/><text:tab/>printStackTrace();</text:span></text:p>
      <text:p text:style-name="P49"><text:soft-page-break/><text:span text:style-name="T2"><text:tab/>}</text:span></text:p>
      <text:p text:style-name="P49"><text:span text:style-name="T2">}</text:span></text:p>
      <text:p text:style-name="P29"><text:span text:style-name="T9"/></text:p>
      <text:p text:style-name="P32"><text:span text:style-name="T3">L’affichage en cas d’erreur :</text:span></text:p>
      <text:p text:style-name="P32"><text:span text:style-name="T3"/></text:p>
      <text:p text:style-name="P49"><text:span text:style-name="T2">ErrTableau: Taille de tableau invalide : -5 <text:line-break/>       at Tableau.&lt;init&gt;(Tableau.java:29) <text:line-break/>       at TestTableau.main(TestTableau.java:29) <text:line-break/>Taille de tableau invalide : -5<text:line-break/></text:span></text:p>
      <text:p text:style-name="P32"><text:span text:style-name="T3">2) </text:span><text:span text:style-name="T11">et 3)</text:span><text:span text:style-name="T3"> </text:span><text:span text:style-name="T10">Modification de ErrTableau :</text:span></text:p>
      <text:p text:style-name="P50"><text:span text:style-name="T2">public class ErrTableau extends Exception</text:span></text:p>
      <text:p text:style-name="P50"><text:span text:style-name="T2">{</text:span></text:p>
      <text:p text:style-name="P50"><text:span text:style-name="T2"><text:tab/>public ErrTableau(int err)</text:span></text:p>
      <text:p text:style-name="P50"><text:span text:style-name="T2"><text:tab/>{</text:span></text:p>
      <text:p text:style-name="P50"><text:span text:style-name="T2"><text:tab/><text:tab/>super("Taille de tableau invalide : " + err);</text:span></text:p>
      <text:p text:style-name="P50"><text:span text:style-name="T2"><text:tab/><text:tab/>printStackTrace();</text:span></text:p>
      <text:p text:style-name="P50"><text:span text:style-name="T2"><text:tab/>}</text:span></text:p>
      <text:p text:style-name="P50"><text:span text:style-name="T2"/></text:p>
      <text:p text:style-name="P50"><text:span text:style-name="T2"><text:tab/>public ErrTableau(String err)</text:span></text:p>
      <text:p text:style-name="P50"><text:span text:style-name="T2"><text:tab/>{</text:span></text:p>
      <text:p text:style-name="P50"><text:span text:style-name="T2"><text:tab/><text:tab/>super(err);</text:span></text:p>
      <text:p text:style-name="P50"><text:span text:style-name="T2"><text:tab/><text:tab/>printStackTrace();</text:span></text:p>
      <text:p text:style-name="P50"><text:span text:style-name="T2"><text:tab/>}</text:span></text:p>
      <text:p text:style-name="P50"><text:span text:style-name="T2">}</text:span></text:p>
      <text:p text:style-name="P32"><text:span text:style-name="T10"/></text:p>
      <text:p text:style-name="P33"><text:span text:style-name="T3">Le code du constructeur de Tableau :</text:span></text:p>
      <text:p text:style-name="P50"><text:span text:style-name="T2">public Tableau(String fichierNom) throws ErrTableau, FileNotFoundException</text:span></text:p>
      <text:p text:style-name="P50"><text:span text:style-name="T2">{</text:span></text:p>
      <text:p text:style-name="P50"><text:span text:style-name="T2"><text:tab/>try</text:span></text:p>
      <text:p text:style-name="P50"><text:span text:style-name="T2"><text:tab/>{</text:span></text:p>
      <text:p text:style-name="P50"><text:span text:style-name="T2"><text:tab/><text:tab/>Scanner scanner = new Scanner(new File(fichierNom));</text:span></text:p>
      <text:p text:style-name="P50"><text:span text:style-name="T2"/></text:p>
      <text:p text:style-name="P50"><text:span text:style-name="T2"><text:tab/><text:tab/>int taille = scanner.nextInt();</text:span></text:p>
      <text:p text:style-name="P50"><text:span text:style-name="T2"><text:tab/><text:tab/>if(taille &lt; 0)</text:span></text:p>
      <text:p text:style-name="P50"><text:span text:style-name="T2"><text:tab/><text:tab/><text:tab/>throw new ErrTableau(taille);</text:span></text:p>
      <text:p text:style-name="P50"><text:span text:style-name="T2"/></text:p>
      <text:p text:style-name="P50"><text:span text:style-name="T2"><text:tab/><text:tab/>this.tab = new int[taille];</text:span></text:p>
      <text:p text:style-name="P50"><text:span text:style-name="T2"><text:tab/><text:tab/>int i = 0;</text:span></text:p>
      <text:p text:style-name="P50"><text:span text:style-name="T2"><text:tab/><text:tab/><text:tab/></text:span></text:p>
      <text:p text:style-name="P50"><text:span text:style-name="T2"><text:tab/><text:tab/>while(scanner.hasNextInt() &amp;&amp; i &lt; taille)</text:span></text:p>
      <text:p text:style-name="P50"><text:span text:style-name="T2"><text:tab/><text:tab/>{</text:span></text:p>
      <text:p text:style-name="P50"><text:span text:style-name="T2"><text:tab/><text:tab/><text:tab/>this.tab[i] = scanner.nextInt();</text:span></text:p>
      <text:p text:style-name="P50"><text:span text:style-name="T2"><text:tab/><text:tab/><text:tab/>i++;</text:span></text:p>
      <text:p text:style-name="P50"><text:span text:style-name="T2"><text:tab/><text:tab/>}</text:span></text:p>
      <text:p text:style-name="P50"><text:span text:style-name="T2"><text:tab/>}</text:span></text:p>
      <text:p text:style-name="P50"><text:span text:style-name="T2"><text:tab/>catch(FileNotFoundException e)</text:span></text:p>
      <text:p text:style-name="P50"><text:span text:style-name="T2"><text:tab/>{</text:span></text:p>
      <text:p text:style-name="P50"><text:span text:style-name="T2"><text:tab/><text:tab/>throw new ErrTableau("Probleme d'ouverture du fichier"); </text:span></text:p>
      <text:p text:style-name="P50"><text:span text:style-name="T2"><text:tab/>}</text:span></text:p>
      <text:p text:style-name="P50"><text:span text:style-name="T2">}</text:span></text:p>
      <text:p text:style-name="P33"><text:span text:style-name="T3"/></text:p>
      <text:p text:style-name="P33"><text:span text:style-name="T3">Affichage de l’erreur d’exécution :</text:span></text:p>
      <text:p text:style-name="P34"><text:span text:style-name="T21">ErrTableau: Probleme d'ouverture du fichier <text:line-break/>       at Tableau.&lt;init&gt;(Tableau.java:43) <text:line-break/>       at TestTableau.main(TestTableau.java:29) <text:line-break/>Probleme d'ouverture du fichier</text:span><text:span text:style-name="T3"><text:line-break/></text:span></text:p>
      <text:p text:style-name="P34"><text:soft-page-break/><text:span text:style-name="T15"/></text:p>
      <text:p text:style-name="P34"><text:span text:style-name="T29">D</text:span><text:span text:style-name="T28">. </text:span><text:span text:style-name="T29">Pour finir</text:span></text:p>
      <text:p text:style-name="P24"/>
      <text:p text:style-name="P30"><text:span text:style-name="T3">1) </text:span><text:span text:style-name="T12">Modification du constructeur :</text:span></text:p>
      <text:p text:style-name="P30"><text:span text:style-name="T12"/></text:p>
      <text:p text:style-name="P51"><text:span text:style-name="T2">public Tableau(String fichierNom) throws ErrTableau, FileNotFoundException</text:span></text:p>
      <text:p text:style-name="P51"><text:span text:style-name="T2">{</text:span></text:p>
      <text:p text:style-name="P51"><text:span text:style-name="T2"><text:tab/>Scanner scanner = null;</text:span></text:p>
      <text:p text:style-name="P51"><text:span text:style-name="T2"><text:tab/>try</text:span></text:p>
      <text:p text:style-name="P51"><text:span text:style-name="T2"><text:tab/>{</text:span></text:p>
      <text:p text:style-name="P51"><text:span text:style-name="T2"><text:tab/><text:tab/>scanner = new Scanner(new File(fichierNom));</text:span></text:p>
      <text:p text:style-name="P51"><text:span text:style-name="T2"><text:tab/><text:tab/>int taille = scanner.nextInt();</text:span></text:p>
      <text:p text:style-name="P51"><text:span text:style-name="T2"><text:tab/><text:tab/>if(taille &lt; 0)</text:span></text:p>
      <text:p text:style-name="P51"><text:span text:style-name="T2"><text:tab/><text:tab/><text:tab/>throw new ErrTableau(taille);</text:span></text:p>
      <text:p text:style-name="P51"><text:span text:style-name="T2"/></text:p>
      <text:p text:style-name="P51"><text:span text:style-name="T2"><text:tab/><text:tab/>this.tab = new int[taille];</text:span></text:p>
      <text:p text:style-name="P51"><text:span text:style-name="T2"><text:tab/><text:tab/>int i = 0;</text:span></text:p>
      <text:p text:style-name="P51"><text:span text:style-name="T2"><text:tab/><text:tab/></text:span></text:p>
      <text:p text:style-name="P51"><text:span text:style-name="T2"><text:tab/><text:tab/>while(scanner.hasNextInt() &amp;&amp; i &lt; taille)</text:span></text:p>
      <text:p text:style-name="P51"><text:span text:style-name="T2"><text:tab/><text:tab/>{</text:span></text:p>
      <text:p text:style-name="P51"><text:span text:style-name="T2"><text:tab/><text:tab/><text:tab/>this.tab[i] = scanner.nextInt();</text:span></text:p>
      <text:p text:style-name="P51"><text:span text:style-name="T2"><text:tab/><text:tab/><text:tab/>i++;</text:span></text:p>
      <text:p text:style-name="P51"><text:span text:style-name="T2"><text:tab/><text:tab/>}</text:span></text:p>
      <text:p text:style-name="P51"><text:span text:style-name="T2"><text:tab/>}</text:span></text:p>
      <text:p text:style-name="P51"><text:span text:style-name="T2"><text:tab/>catch(FileNotFoundException e)</text:span></text:p>
      <text:p text:style-name="P51"><text:span text:style-name="T2"><text:tab/>{</text:span></text:p>
      <text:p text:style-name="P51"><text:span text:style-name="T2"><text:tab/><text:tab/>throw new ErrTableau("Probleme d'ouverture du fichier"); </text:span></text:p>
      <text:p text:style-name="P51"><text:span text:style-name="T2"><text:tab/>}</text:span></text:p>
      <text:p text:style-name="P51"><text:span text:style-name="T2"><text:tab/>finally</text:span></text:p>
      <text:p text:style-name="P51"><text:span text:style-name="T2"><text:tab/>{</text:span></text:p>
      <text:p text:style-name="P51"><text:span text:style-name="T2"><text:tab/><text:tab/>scanner.close();</text:span></text:p>
      <text:p text:style-name="P51"><text:span text:style-name="T2"><text:tab/>}</text:span></text:p>
      <text:p text:style-name="P51"><text:span text:style-name="T2">}</text:span></text:p>
      <text:p text:style-name="P31"><text:span text:style-name="T14"/></text:p>
      <text:p text:style-name="P54"><text:span text:style-name="T23">A</text:span><text:span text:style-name="T22">NNEXE</text:span></text:p>
      <text:p text:style-name="P35"><text:span text:style-name="T13"/></text:p>
      <text:p text:style-name="P35"><text:span text:style-name="T13">Tableau.java :</text:span></text:p>
      <text:p text:style-name="P35"><text:span text:style-name="T13"/></text:p>
      <text:p text:style-name="P52"><text:span text:style-name="T2">import java.io.*;</text:span></text:p>
      <text:p text:style-name="P52"><text:span text:style-name="T2">import java.util.Scanner;</text:span></text:p>
      <text:p text:style-name="P52"><text:span text:style-name="T2"/></text:p>
      <text:p text:style-name="P52"><text:span text:style-name="T2">public class Tableau</text:span></text:p>
      <text:p text:style-name="P52"><text:span text:style-name="T2">{</text:span></text:p>
      <text:p text:style-name="P52"><text:span text:style-name="T2"><text:tab/>private int longueur;</text:span></text:p>
      <text:p text:style-name="P52"><text:span text:style-name="T2"><text:tab/>private int tab[];</text:span></text:p>
      <text:p text:style-name="P52"><text:span text:style-name="T2"/></text:p>
      <text:p text:style-name="P52"><text:span text:style-name="T2"><text:tab/>public Tableau(int longueur) throws ErrTableau</text:span></text:p>
      <text:p text:style-name="P52"><text:span text:style-name="T2"><text:tab/>{</text:span></text:p>
      <text:p text:style-name="P52"><text:span text:style-name="T2"><text:tab/><text:tab/>if(longueur &gt;= 0)</text:span></text:p>
      <text:p text:style-name="P52"><text:span text:style-name="T2"><text:tab/><text:tab/>{</text:span></text:p>
      <text:p text:style-name="P52"><text:span text:style-name="T2"><text:tab/><text:tab/><text:tab/>this.longueur = longueur;</text:span></text:p>
      <text:p text:style-name="P52"><text:span text:style-name="T2"><text:tab/><text:tab/><text:tab/>this.tab = new int [longueur];</text:span></text:p>
      <text:p text:style-name="P52"><text:span text:style-name="T2"><text:tab/><text:tab/>}</text:span></text:p>
      <text:p text:style-name="P52"><text:span text:style-name="T2"><text:tab/><text:tab/>else</text:span></text:p>
      <text:p text:style-name="P52"><text:span text:style-name="T2"><text:tab/><text:tab/>{</text:span></text:p>
      <text:p text:style-name="P52"><text:span text:style-name="T2"><text:tab/><text:tab/><text:tab/>throw new ErrTableau(longueur);</text:span></text:p>
      <text:p text:style-name="P52"><text:span text:style-name="T2"><text:tab/><text:tab/>}</text:span></text:p>
      <text:p text:style-name="P52"><text:span text:style-name="T2"><text:tab/>}</text:span></text:p>
      <text:p text:style-name="P52"><text:span text:style-name="T2"/></text:p>
      <text:p text:style-name="P52"><text:span text:style-name="T2"><text:tab/>public Tableau(String fichierNom) throws ErrTableau, FileNotFoundException</text:span></text:p>
      <text:p text:style-name="P52"><text:span text:style-name="T2"><text:tab/>{</text:span></text:p>
      <text:p text:style-name="P52"><text:span text:style-name="T2"><text:tab/><text:tab/>Scanner scanner = null;</text:span></text:p>
      <text:p text:style-name="P52"><text:span text:style-name="T2"><text:tab/><text:tab/>try</text:span></text:p>
      <text:p text:style-name="P52"><text:span text:style-name="T2"><text:tab/><text:tab/>{</text:span></text:p>
      <text:p text:style-name="P52"><text:span text:style-name="T2"><text:tab/><text:tab/><text:tab/>scanner = new Scanner(new File(fichierNom));</text:span></text:p>
      <text:p text:style-name="P52"><text:span text:style-name="T2"/></text:p>
      <text:p text:style-name="P52"><text:span text:style-name="T2"><text:tab/><text:tab/><text:tab/>int taille = scanner.nextInt();</text:span></text:p>
      <text:p text:style-name="P52"><text:span text:style-name="T2"><text:tab/><text:tab/><text:tab/>if(taille &lt; 0)</text:span></text:p>
      <text:p text:style-name="P52"><text:span text:style-name="T2"><text:tab/><text:tab/><text:tab/><text:tab/>throw new ErrTableau(taille);</text:span></text:p>
      <text:p text:style-name="P52"><text:span text:style-name="T2"/></text:p>
      <text:p text:style-name="P52"><text:span text:style-name="T2"><text:tab/><text:tab/><text:tab/>this.tab = new int[taille];</text:span></text:p>
      <text:p text:style-name="P52"><text:span text:style-name="T2"><text:tab/><text:tab/><text:tab/>int i = 0;</text:span></text:p>
      <text:p text:style-name="P52"><text:span text:style-name="T2"><text:tab/><text:tab/><text:tab/></text:span></text:p>
      <text:p text:style-name="P52"><text:span text:style-name="T2"><text:tab/><text:tab/><text:tab/>while(scanner.hasNextInt() &amp;&amp; i &lt; taille)</text:span></text:p>
      <text:p text:style-name="P52"><text:span text:style-name="T2"><text:tab/><text:tab/><text:tab/>{</text:span></text:p>
      <text:p text:style-name="P52"><text:span text:style-name="T2"><text:tab/><text:tab/><text:tab/><text:tab/>this.tab[i] = scanner.nextInt();</text:span></text:p>
      <text:p text:style-name="P52"><text:span text:style-name="T2"><text:tab/><text:tab/><text:tab/><text:tab/>i++;</text:span></text:p>
      <text:p text:style-name="P52"><text:span text:style-name="T2"><text:tab/><text:tab/><text:tab/>}</text:span></text:p>
      <text:p text:style-name="P52"><text:span text:style-name="T2"><text:tab/><text:tab/>}</text:span></text:p>
      <text:p text:style-name="P52"><text:span text:style-name="T2"><text:tab/><text:tab/>catch(FileNotFoundException e)</text:span></text:p>
      <text:p text:style-name="P52"><text:span text:style-name="T2"><text:tab/><text:tab/>{</text:span></text:p>
      <text:p text:style-name="P52"><text:span text:style-name="T2"><text:tab/><text:tab/><text:tab/>throw new ErrTableau("Probleme d'ouverture du fichier"); </text:span></text:p>
      <text:p text:style-name="P52"><text:span text:style-name="T2"><text:tab/><text:tab/>}</text:span></text:p>
      <text:p text:style-name="P52"><text:span text:style-name="T2"><text:tab/><text:tab/>finally</text:span></text:p>
      <text:p text:style-name="P52"><text:span text:style-name="T2"><text:tab/><text:tab/>{</text:span></text:p>
      <text:p text:style-name="P52"><text:span text:style-name="T2"><text:tab/><text:tab/><text:tab/>scanner.close();</text:span></text:p>
      <text:p text:style-name="P52"><text:span text:style-name="T2"><text:tab/><text:tab/>}</text:span></text:p>
      <text:p text:style-name="P52"><text:span text:style-name="T2"><text:tab/>}</text:span></text:p>
      <text:p text:style-name="P52"><text:span text:style-name="T2"/></text:p>
      <text:p text:style-name="P52"><text:span text:style-name="T2"><text:tab/>/*</text:span></text:p>
      <text:p text:style-name="P52"><text:span text:style-name="T2"><text:tab/>public Tableau(String fichierNom) throws IOException</text:span></text:p>
      <text:p text:style-name="P52"><text:soft-page-break/><text:span text:style-name="T2"><text:tab/>{</text:span></text:p>
      <text:p text:style-name="P52"><text:span text:style-name="T2"><text:tab/><text:tab/>Scanner scanner = new Scanner(new File(fichierNom));</text:span></text:p>
      <text:p text:style-name="P52"><text:span text:style-name="T2"/></text:p>
      <text:p text:style-name="P52"><text:span text:style-name="T2"><text:tab/><text:tab/>int taille = scanner.nextInt();</text:span></text:p>
      <text:p text:style-name="P52"><text:span text:style-name="T2"><text:tab/><text:tab/>this.tab = new int[taille];</text:span></text:p>
      <text:p text:style-name="P52"><text:span text:style-name="T2"><text:tab/><text:tab/>int i = 0;</text:span></text:p>
      <text:p text:style-name="P52"><text:span text:style-name="T2"><text:tab/><text:tab/>while(scanner.hasNextInt() &amp;&amp; i &lt; taille)</text:span></text:p>
      <text:p text:style-name="P52"><text:span text:style-name="T2"><text:tab/><text:tab/>{</text:span></text:p>
      <text:p text:style-name="P52"><text:span text:style-name="T2"><text:tab/><text:tab/><text:tab/>this.tab[i] = scanner.nextInt();</text:span></text:p>
      <text:p text:style-name="P52"><text:span text:style-name="T2"><text:tab/><text:tab/><text:tab/>i++;</text:span></text:p>
      <text:p text:style-name="P52"><text:span text:style-name="T2"><text:tab/><text:tab/>}</text:span></text:p>
      <text:p text:style-name="P52"><text:span text:style-name="T2"><text:tab/>}</text:span></text:p>
      <text:p text:style-name="P52"><text:span text:style-name="T2"><text:tab/>*/</text:span></text:p>
      <text:p text:style-name="P52"><text:span text:style-name="T2"/></text:p>
      <text:p text:style-name="P52"><text:span text:style-name="T2"><text:tab/>public int getLongueur()</text:span></text:p>
      <text:p text:style-name="P52"><text:span text:style-name="T2"><text:tab/>{</text:span></text:p>
      <text:p text:style-name="P52"><text:span text:style-name="T2"><text:tab/><text:tab/>return this.longueur;</text:span></text:p>
      <text:p text:style-name="P52"><text:span text:style-name="T2"><text:tab/>}</text:span></text:p>
      <text:p text:style-name="P52"><text:span text:style-name="T2"/></text:p>
      <text:p text:style-name="P52"><text:span text:style-name="T2"><text:tab/>public int getTab(int i)</text:span></text:p>
      <text:p text:style-name="P52"><text:span text:style-name="T2"><text:tab/>{</text:span></text:p>
      <text:p text:style-name="P52"><text:span text:style-name="T2"><text:tab/><text:tab/>int ret = -1;</text:span></text:p>
      <text:p text:style-name="P52"><text:span text:style-name="T2"><text:tab/><text:tab/>//if(i &gt;= 0 &amp;&amp; i &lt; this.longueur)</text:span></text:p>
      <text:p text:style-name="P52"><text:span text:style-name="T2"><text:tab/><text:tab/><text:tab/>ret = this.tab[i];</text:span></text:p>
      <text:p text:style-name="P52"><text:span text:style-name="T2"><text:tab/><text:tab/>return ret;</text:span></text:p>
      <text:p text:style-name="P52"><text:span text:style-name="T2"><text:tab/>}</text:span></text:p>
      <text:p text:style-name="P52"><text:span text:style-name="T2"/></text:p>
      <text:p text:style-name="P52"><text:span text:style-name="T2"><text:tab/>public void setTab(int i, int value)</text:span></text:p>
      <text:p text:style-name="P52"><text:span text:style-name="T2"><text:tab/>{</text:span></text:p>
      <text:p text:style-name="P52"><text:span text:style-name="T2"><text:tab/><text:tab/>if(i &gt;= 0 &amp;&amp; i &lt; this.longueur)</text:span></text:p>
      <text:p text:style-name="P52"><text:span text:style-name="T2"><text:tab/><text:tab/><text:tab/>this.tab[i] = value;</text:span></text:p>
      <text:p text:style-name="P52"><text:span text:style-name="T2"><text:tab/>}</text:span></text:p>
      <text:p text:style-name="P52"><text:span text:style-name="T2">}</text:span></text:p>
      <text:p text:style-name="P52"><text:span text:style-name="T2"/></text:p>
      <text:p text:style-name="P52"><text:span text:style-name="T2"/></text:p>
      <text:p text:style-name="P36"><text:span text:style-name="T13">TableauTest.java :</text:span></text:p>
      <text:p text:style-name="P36"><text:span text:style-name="T13"/></text:p>
      <text:p text:style-name="P52"><text:span text:style-name="T2">import java.io.*;</text:span></text:p>
      <text:p text:style-name="P52"><text:span text:style-name="T2"/></text:p>
      <text:p text:style-name="P52"><text:span text:style-name="T2">public class TestTableau</text:span></text:p>
      <text:p text:style-name="P52"><text:span text:style-name="T2">{</text:span></text:p>
      <text:p text:style-name="P52"><text:span text:style-name="T2"><text:tab/>public static void main(String[] args)</text:span></text:p>
      <text:p text:style-name="P52"><text:span text:style-name="T2"><text:tab/>{</text:span></text:p>
      <text:p text:style-name="P52"><text:span text:style-name="T2"><text:tab/><text:tab/>Tableau t = new Tableau(10);</text:span></text:p>
      <text:p text:style-name="P52"><text:span text:style-name="T2"/></text:p>
      <text:p text:style-name="P52"><text:span text:style-name="T2"><text:tab/><text:tab/>// case indice negatif</text:span></text:p>
      <text:p text:style-name="P52"><text:span text:style-name="T2"><text:tab/><text:tab/>t.getTab(-5);</text:span></text:p>
      <text:p text:style-name="P52"><text:span text:style-name="T2"/></text:p>
      <text:p text:style-name="P52"><text:span text:style-name="T2"><text:tab/><text:tab/>// case indice supérieur à la taille du tableau</text:span></text:p>
      <text:p text:style-name="P52"><text:span text:style-name="T2"><text:tab/><text:tab/>t.getTab(15);</text:span></text:p>
      <text:p text:style-name="P52"><text:span text:style-name="T2"/></text:p>
      <text:p text:style-name="P52"><text:span text:style-name="T2"><text:tab/><text:tab/>// sans avoir initialisé le tableau</text:span></text:p>
      <text:p text:style-name="P52"><text:span text:style-name="T2"><text:tab/><text:tab/>int tab[];</text:span></text:p>
      <text:p text:style-name="P52"><text:span text:style-name="T2"><text:tab/><text:tab/>int r = tab[5];</text:span></text:p>
      <text:p text:style-name="P52"><text:span text:style-name="T2"/></text:p>
      <text:p text:style-name="P52"><text:span text:style-name="T2"><text:tab/><text:tab/>---</text:span></text:p>
      <text:p text:style-name="P52"><text:span text:style-name="T2"/></text:p>
      <text:p text:style-name="P52"><text:span text:style-name="T2"><text:tab/><text:tab/>Tableau t = new Tableau("tab");</text:span></text:p>
      <text:p text:style-name="P52"><text:span text:style-name="T2"><text:tab/><text:tab/>for(int i = 0; i&lt;5; i++)</text:span></text:p>
      <text:p text:style-name="P52"><text:soft-page-break/><text:span text:style-name="T2"><text:tab/><text:tab/>{</text:span></text:p>
      <text:p text:style-name="P52"><text:span text:style-name="T2"><text:tab/><text:tab/><text:tab/>System.out.println(t.getTab(i));</text:span></text:p>
      <text:p text:style-name="P52"><text:span text:style-name="T2"><text:tab/><text:tab/>}</text:span></text:p>
      <text:p text:style-name="P52"><text:span text:style-name="T2"/></text:p>
      <text:p text:style-name="P52"><text:span text:style-name="T2"><text:tab/><text:tab/>---</text:span></text:p>
      <text:p text:style-name="P52"><text:span text:style-name="T2"/></text:p>
      <text:p text:style-name="P52"><text:span text:style-name="T2"><text:tab/><text:tab/>try</text:span></text:p>
      <text:p text:style-name="P52"><text:span text:style-name="T2"><text:tab/><text:tab/>{</text:span></text:p>
      <text:p text:style-name="P52"><text:span text:style-name="T2"><text:tab/><text:tab/><text:tab/>Tableau t = new Tableau("tab");</text:span></text:p>
      <text:p text:style-name="P52"><text:span text:style-name="T2"><text:tab/><text:tab/>}</text:span></text:p>
      <text:p text:style-name="P52"><text:span text:style-name="T2"><text:tab/><text:tab/>catch(IOException e)</text:span></text:p>
      <text:p text:style-name="P52"><text:span text:style-name="T2"><text:tab/><text:tab/>{</text:span></text:p>
      <text:p text:style-name="P52"><text:span text:style-name="T2"><text:tab/><text:tab/><text:tab/>System.out.println(e.getMessage());</text:span></text:p>
      <text:p text:style-name="P52"><text:span text:style-name="T2"><text:tab/><text:tab/>}</text:span></text:p>
      <text:p text:style-name="P52"><text:span text:style-name="T2"><text:tab/>}<text:tab/></text:span></text:p>
      <text:p text:style-name="P52"><text:span text:style-name="T2">}</text:span></text:p>
      <text:p text:style-name="P52"><text:span text:style-name="T2"/></text:p>
      <text:p text:style-name="P52"><text:span text:style-name="T2"/></text:p>
      <text:p text:style-name="P36"><text:span text:style-name="T13">ErrTableau.java :</text:span></text:p>
      <text:p text:style-name="P36"><text:span text:style-name="T13"/></text:p>
      <text:p text:style-name="P52"><text:span text:style-name="T2">public class ErrTableau extends Exception</text:span></text:p>
      <text:p text:style-name="P52"><text:span text:style-name="T2">{</text:span></text:p>
      <text:p text:style-name="P52"><text:span text:style-name="T2"><text:tab/>public ErrTableau(int err)</text:span></text:p>
      <text:p text:style-name="P52"><text:span text:style-name="T2"><text:tab/>{</text:span></text:p>
      <text:p text:style-name="P52"><text:span text:style-name="T2"><text:tab/><text:tab/>super("Taille de tableau invalide : " + err);</text:span></text:p>
      <text:p text:style-name="P52"><text:span text:style-name="T2"><text:tab/><text:tab/>printStackTrace();</text:span></text:p>
      <text:p text:style-name="P52"><text:span text:style-name="T2"><text:tab/>}</text:span></text:p>
      <text:p text:style-name="P52"><text:span text:style-name="T2"/></text:p>
      <text:p text:style-name="P52"><text:span text:style-name="T2"><text:tab/>public ErrTableau(String err)</text:span></text:p>
      <text:p text:style-name="P52"><text:span text:style-name="T2"><text:tab/>{</text:span></text:p>
      <text:p text:style-name="P52"><text:span text:style-name="T2"><text:tab/><text:tab/>super(err);</text:span></text:p>
      <text:p text:style-name="P52"><text:span text:style-name="T2"><text:tab/><text:tab/>printStackTrace();</text:span></text:p>
      <text:p text:style-name="P52"><text:span text:style-name="T2"><text:tab/>}</text:span></text:p>
      <text:p text:style-name="P52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Hack" svg:font-family="Hack" style:font-pitch="fixed"/>
    <style:font-face style:name="Cantarell" svg:font-family="Cantarel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6:00:37.074993934</meta:creation-date>
    <dc:date>2017-04-04T16:29:02.249694514</dc:date>
    <meta:editing-duration>PT15H32M7S</meta:editing-duration>
    <meta:editing-cycles>18</meta:editing-cycles>
    <meta:generator>LibreOffice/5.2.5.1$Linux_X86_64 LibreOffice_project/20m0$Build-1</meta:generator>
    <meta:document-statistic meta:table-count="0" meta:image-count="0" meta:object-count="0" meta:page-count="8" meta:paragraph-count="305" meta:word-count="1025" meta:character-count="7361" meta:non-whitespace-character-count="6155"/>
  </office:meta>
</office:document-meta>
</file>